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200000273EB34B28575EF4614.png" manifest:media-type="image/png"/>
  <manifest:file-entry manifest:full-path="Pictures/10000000000001CF000000CE591B9C2EEA310229.png" manifest:media-type="image/png"/>
  <manifest:file-entry manifest:full-path="Pictures/100000000000017C000000F01D023337E38446AC.png" manifest:media-type="image/png"/>
  <manifest:file-entry manifest:full-path="Pictures/10000000000002620000023B2773E144514CE10B.png" manifest:media-type="image/png"/>
  <manifest:file-entry manifest:full-path="Pictures/1000020100000400000001D60BF7E1C0DBA1A8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paragraph" svg:width="17.875cm" svg:height="8.202cm" draw:z-index="0"><draw:image xlink:href="Pictures/1000020100000400000001D60BF7E1C0DBA1A8E3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x="9.543cm" svg:y="0.485cm" svg:width="6.085cm" svg:height="5.696cm" draw:z-index="3"><draw:image xlink:href="Pictures/10000000000002620000023B2773E144514CE10B.png" xlink:type="simple" xlink:show="embed" xlink:actuate="onLoad" loext:mime-type="image/png"/></draw:frame></text:p>
      <text:p text:style-name="Standard"><draw:frame draw:style-name="fr1" draw:name="Image3" text:anchor-type="paragraph" svg:x="0.741cm" svg:y="0.118cm" svg:width="5.828cm" svg:height="3.681cm" draw:z-index="2"><draw:image xlink:href="Pictures/100000000000017C000000F01D023337E38446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866cm" svg:y="2.365cm" svg:width="12.25cm" svg:height="5.45cm" draw:z-index="4"><draw:image xlink:href="Pictures/10000000000001CF000000CE591B9C2EEA310229.png" xlink:type="simple" xlink:show="embed" xlink:actuate="onLoad" loext:mime-type="image/png"/></draw:frame></text:p>
      <text:p text:style-name="Standard"><draw:frame draw:style-name="fr2" draw:name="Image2" text:anchor-type="paragraph" svg:width="15.794cm" svg:height="13.418cm" draw:z-index="1"><draw:image xlink:href="Pictures/10000000000002E200000273EB34B28575EF46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00:52:45.428990443</meta:creation-date>
    <dc:date>2023-04-10T01:05:14.929015309</dc:date>
    <meta:editing-duration>PT12M29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